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PublicationInterceptor.setApplicationEventPublisher( ApplicationEventPublisher applicationEventPublis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ublicationInterceptor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PublicationInterceptor.invoke( Method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ventPublicationInterceptor.setApplicationEventClass( Class &lt; ? &gt; applicationEventCla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